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J" style:family="table-column">
      <style:table-column-properties style:column-width="1.7cm" style:rel-column-width="6558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officeooo:rsid="000afc3e" officeooo:paragraph-rsid="000afc3e"/>
    </style:style>
    <style:style style:name="P2" style:family="paragraph" style:parent-style-name="Standard">
      <style:text-properties fo:font-size="12pt" officeooo:rsid="000afc3e" officeooo:paragraph-rsid="000afc3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rsid="00099482" officeooo:paragraph-rsid="00099482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099482" officeooo:paragraph-rsid="00099482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099482" officeooo:paragraph-rsid="00099482" fo:background-color="#ff0000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fo:font-size="8pt" officeooo:rsid="00099482" officeooo:paragraph-rsid="00099482" fo:background-color="#ff0000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099482" officeooo:paragraph-rsid="00099482" fo:background-color="#ff0000" style:font-size-asian="8pt" style:font-size-complex="8pt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ize="14pt" fo:font-style="italic" fo:font-weight="bold" officeooo:rsid="000c31c7" officeooo:paragraph-rsid="000c31c7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99482"/>
    </style:style>
    <style:style style:name="T2" style:family="text">
      <style:text-properties fo:background-color="#ff00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oftex – Atividade 01</text:p>
      <text:p text:style-name="P9">Aristóteles, Sócrates e Platão estavam disputando uma competição de perguntas nas disciplinas de Física, Matemática e Química. Cada um obteve um primeiro lugar, um segundo lugar e um terceiro lugar.</text:p>
      <text:p text:style-name="P9"/>
      <text:p text:style-name="P9">Sabendo que: </text:p>
      <text:p text:style-name="P9">- Aristóteles não ficou em primeiro em Química; </text:p>
      <text:p text:style-name="P9">- Sócrates perdeu para Platão em Física; </text:p>
      <text:p text:style-name="P9">- Platão acertou mais que Aristóteles em Matemática.</text:p>
      <text:p text:style-name="P9"/>
      <text:p text:style-name="P9">Informe quem ficou em 1º, 2º e 3º lugar em cada disciplina.</text:p>
      <text:p text:style-name="Standard"/>
      <table:table table:name="Tabela1" table:style-name="Tabela1">
        <table:table-column table:style-name="Tabela1.A" table:number-columns-repeated="9"/>
        <table:table-column table:style-name="Tabela1.J"/>
        <table:table-row table:style-name="TableLine94324592487760">
          <table:table-cell table:style-name="Tabela1.A1" office:value-type="string">
            <text:p text:style-name="P3"/>
          </table:table-cell>
          <table:table-cell table:style-name="Tabela1.A1" table:number-columns-spanned="3" office:value-type="string">
            <text:p text:style-name="P5">Física</text:p>
          </table:table-cell>
          <table:covered-table-cell/>
          <table:covered-table-cell/>
          <table:table-cell table:style-name="Tabela1.A1" table:number-columns-spanned="3" office:value-type="string">
            <text:p text:style-name="P5">Matemática</text:p>
          </table:table-cell>
          <table:covered-table-cell/>
          <table:covered-table-cell/>
          <table:table-cell table:style-name="Tabela1.A1" table:number-columns-spanned="3" office:value-type="string">
            <text:p text:style-name="P5">Química </text:p>
          </table:table-cell>
          <table:covered-table-cell/>
          <table:covered-table-cell/>
        </table:table-row>
        <table:table-row table:style-name="TableLine94324703257984">
          <table:table-cell table:style-name="Tabela1.A1" office:value-type="string">
            <text:p text:style-name="P4">1 º Colocado</text:p>
          </table:table-cell>
          <table:table-cell table:style-name="Tabela1.A1" office:value-type="string">
            <text:p text:style-name="P4">Aristóteles</text:p>
          </table:table-cell>
          <table:table-cell table:style-name="Tabela1.A1" office:value-type="string">
            <text:p text:style-name="P6">Sócrates</text:p>
          </table:table-cell>
          <table:table-cell table:style-name="Tabela1.A1" office:value-type="string">
            <text:p text:style-name="P6">Platão </text:p>
          </table:table-cell>
          <table:table-cell table:style-name="Tabela1.A1" office:value-type="string">
            <text:p text:style-name="P6">Aristóteles</text:p>
          </table:table-cell>
          <table:table-cell table:style-name="Tabela1.A1" office:value-type="string">
            <text:p text:style-name="P6">Sócrates</text:p>
          </table:table-cell>
          <table:table-cell table:style-name="Tabela1.A1" office:value-type="string">
            <text:p text:style-name="P4">Platão </text:p>
          </table:table-cell>
          <table:table-cell table:style-name="Tabela1.A1" office:value-type="string">
            <text:p text:style-name="P6">Aristóteles</text:p>
          </table:table-cell>
          <table:table-cell table:style-name="Tabela1.A1" office:value-type="string">
            <text:p text:style-name="P4">Sócrates</text:p>
          </table:table-cell>
          <table:table-cell table:style-name="Tabela1.A1" office:value-type="string">
            <text:p text:style-name="P4"><text:span text:style-name="T2">Platão</text:span> </text:p>
          </table:table-cell>
        </table:table-row>
        <table:table-row table:style-name="TableLine94324589794048">
          <table:table-cell table:style-name="Tabela1.A1" office:value-type="string">
            <text:p text:style-name="P4">2º Colocado</text:p>
          </table:table-cell>
          <table:table-cell table:style-name="Tabela1.A1" office:value-type="string">
            <text:p text:style-name="P6">Aristóteles</text:p>
          </table:table-cell>
          <table:table-cell table:style-name="Tabela1.A1" office:value-type="string">
            <text:p text:style-name="P6">Sócrates</text:p>
          </table:table-cell>
          <table:table-cell table:style-name="Tabela1.A1" office:value-type="string">
            <text:p text:style-name="P4">Platão </text:p>
          </table:table-cell>
          <table:table-cell table:style-name="Tabela1.A1" office:value-type="string">
            <text:p text:style-name="P6">Aristóteles</text:p>
          </table:table-cell>
          <table:table-cell table:style-name="Tabela1.A1" office:value-type="string">
            <text:p text:style-name="P4">Sócrates</text:p>
          </table:table-cell>
          <table:table-cell table:style-name="Tabela1.A1" office:value-type="string">
            <text:p text:style-name="P6">Platão </text:p>
          </table:table-cell>
          <table:table-cell table:style-name="Tabela1.A1" office:value-type="string">
            <text:p text:style-name="P4">Aristóteles</text:p>
          </table:table-cell>
          <table:table-cell table:style-name="Tabela1.A1" office:value-type="string">
            <text:p text:style-name="P6">Sócrates</text:p>
          </table:table-cell>
          <table:table-cell table:style-name="Tabela1.A1" office:value-type="string">
            <text:p text:style-name="P6">Platão </text:p>
          </table:table-cell>
        </table:table-row>
        <table:table-row table:style-name="TableLine94324705289280">
          <table:table-cell table:style-name="Tabela1.A1" office:value-type="string">
            <text:p text:style-name="P4">3º Colocado</text:p>
          </table:table-cell>
          <table:table-cell table:style-name="Tabela1.A1" office:value-type="string">
            <text:p text:style-name="P6">Aristóteles</text:p>
          </table:table-cell>
          <table:table-cell table:style-name="Tabela1.A1" office:value-type="string">
            <text:p text:style-name="P4">Sócrates</text:p>
          </table:table-cell>
          <table:table-cell table:style-name="Tabela1.A1" office:value-type="string">
            <text:p text:style-name="P7">Platão </text:p>
          </table:table-cell>
          <table:table-cell table:style-name="Tabela1.A1" office:value-type="string">
            <text:p text:style-name="P4">Aristóteles</text:p>
          </table:table-cell>
          <table:table-cell table:style-name="Tabela1.A1" office:value-type="string">
            <text:p text:style-name="P6">Sócrates</text:p>
          </table:table-cell>
          <table:table-cell table:style-name="Tabela1.A1" office:value-type="string">
            <text:p text:style-name="P6">Platão </text:p>
          </table:table-cell>
          <table:table-cell table:style-name="Tabela1.A1" office:value-type="string">
            <text:p text:style-name="P6">Aristóteles</text:p>
          </table:table-cell>
          <table:table-cell table:style-name="Tabela1.A1" office:value-type="string">
            <text:p text:style-name="P6">Sócrates</text:p>
          </table:table-cell>
          <table:table-cell table:style-name="Tabela1.A1" office:value-type="string">
            <text:p text:style-name="P4">Platão </text:p>
          </table:table-cell>
        </table:table-row>
      </table:table>
      <text:p text:style-name="Standard"/>
      <text:p text:style-name="P2"><text:span text:style-name="T3">Física</text:span>: 1º colocado: <text:span text:style-name="T1">Aristóteles</text:span> <text:s/>2º colocado: <text:span text:style-name="T1">Platão</text:span> 3º colocado: <text:span text:style-name="T1">Sócrates</text:span></text:p>
      <text:p text:style-name="P2"><text:span text:style-name="T3">Matemática</text:span>: 1º colocado: <text:span text:style-name="T1">Platão</text:span> 2º colocado: <text:span text:style-name="T1">Sócrates </text:span>3º colocado: <text:span text:style-name="T1">Aristóteles</text:span></text:p>
      <text:p text:style-name="P2"><text:span text:style-name="T3">Química</text:span>: 1º colocado: <text:span text:style-name="T1">Sócrates</text:span> 2º colocado: <text:span text:style-name="T1">Aristóteles </text:span>3º colocado: <text:span text:style-name="T1">Platão</text:span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22:49:24.933369762</meta:creation-date>
    <dc:date>2022-07-22T09:18:10.610170852</dc:date>
    <meta:editing-duration>PT9H31M12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43" meta:word-count="137" meta:character-count="953" meta:non-whitespace-character-count="843"/>
  </office:meta>
</office:document-meta>
</file>